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69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38.05mm" fo:min-width="3.2mm"/>
    </style:style>
    <style:style style:name="gr2" style:family="graphic">
      <style:graphic-properties draw:stroke="none" svg:stroke-color="#000000" draw:fill="none" draw:fill-color="#ffffff" fo:min-height="6.38mm"/>
    </style:style>
    <style:style style:name="gr3" style:family="graphic">
      <style:graphic-properties svg:stroke-color="#000000" draw:fill="none" draw:textarea-vertical-align="middle" draw:auto-grow-height="false" fo:min-height="50.88mm" fo:min-width="2.8mm"/>
    </style:style>
    <style:style style:name="gr4" style:family="graphic">
      <style:graphic-properties draw:stroke="none" svg:stroke-color="#000000" draw:fill="none" draw:fill-color="#ffffff" fo:min-height="8.2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name="Frame" draw:style-name="gr1" draw:text-style-name="P1" svg:width="8.84mm" svg:height="40.13mm" svg:x="80.67mm" svg:y="22.58mm">
            <svg:title>adsfasdasd</svg:title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z-index="1" draw:style-name="gr2" draw:text-style-name="P2" svg:width="15.66mm" svg:height="6.38mm" svg:x="68.33mm" svg:y="40.13mm">
            <draw:text-box>
              <text:p><text:span text:style-name="T1">Frame</text:span></text:p>
            </draw:text-box>
          </draw:frame>
          <draw:custom-shape draw:z-index="2" draw:style-name="gr3" draw:text-style-name="P1" svg:width="7.73mm" svg:height="53.66mm" svg:x="62.78mm" svg:y="7.17m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z-index="4" draw:style-name="gr4" draw:text-style-name="P3" svg:width="16.47mm" svg:height="8.23mm" svg:x="48.5mm" svg:y="31.83mm">
            <draw:text-box>
              <text:p>Pacote</text:p>
            </draw:text-box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5"/>
        <table:table-column table:style-name="co3" table:number-columns-repeated="1020" table:default-cell-style-name="ce5"/>
        <table:table-row table:style-name="ro1">
          <table:table-cell/>
          <table:table-cell table:style-name="ce1"/>
          <table:table-cell table:style-name="ce2" office:value-type="string" calcext:value-type="string">
            <text:p>Quantidade de Bytes</text:p>
          </table:table-cell>
          <table:table-cell table:style-name="ce6" office:value-type="string" calcext:value-type="string">
            <text:p>Campo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Preâmbulo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DF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Endereço de Destino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Endereço de Origem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Tamanho</text:p>
          </table:table-cell>
          <table:table-cell table:number-columns-repeated="1020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46 a 1500</text:p>
          </table:table-cell>
          <table:table-cell table:style-name="ce4" office:value-type="string" calcext:value-type="string">
            <text:p>Dados Cliente MAC (<text:span text:style-name="T1">PayLoad</text:span>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quência de checagem de <text:span text:style-name="T1">frame</text:span>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7:09:55.777000000</meta:creation-date>
    <dc:date>2019-05-24T14:45:47.874000000</dc:date>
    <meta:editing-duration>PT21H15M41S</meta:editing-duration>
    <meta:editing-cycles>2</meta:editing-cycles>
    <meta:generator>LibreOffice/6.2.2.2$Windows_X86_64 LibreOffice_project/2b840030fec2aae0fd2658d8d4f9548af4e3518d</meta:generator>
    <meta:document-statistic meta:table-count="1" meta:cell-count="16" meta:object-count="4"/>
  </office:meta>
</office:document-meta>
</file>